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E0000017C5040EFB9BD66D204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rodje za nadzor različic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istan Šneider</text:p>
            <text:p/>
            <text:p/>
          </draw:text-box>
        </draw:frame>
        <draw:frame draw:style-name="gr1" draw:text-style-name="P2" draw:layer="layout" svg:width="18.301cm" svg:height="7.642cm" svg:x="0.942cm" svg:y="0.456cm">
          <draw:image xlink:href="Pictures/100002010000038E0000017C5040EFB9BD66D2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1:57:19.552957546</meta:creation-date>
    <meta:editing-duration>PT39M17S</meta:editing-duration>
    <meta:editing-cycles>2</meta:editing-cycles>
    <meta:generator>LibreOffice/5.4.3.2$Linux_X86_64 LibreOffice_project/40m0$Build-2</meta:generator>
    <dc:date>2017-12-15T22:46:46.606935116</dc:date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